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'nimbus sans l', sans-serif"/>
    <style:font-face style:name="Helvetica Neue" svg:font-family="'Helvetica Neue', Helvetica, 'Microsoft JhengHei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, Roboto, Arial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normal" fo:background-color="transparent" style:font-name-asian="Arial1" style:font-size-asian="12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fo:letter-spacing="normal" fo:font-weight="normal" fo:background-color="transparent" style:font-name-asian="Helvetica Neue" style:font-size-asian="13.5pt" style:language-asian="zh" style:country-asian="TW" style:font-style-asian="normal" style:font-weight-asian="normal" style:font-weight-complex="normal"/>
    </style:style>
    <style:style style:name="T1" style:family="text"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font-variant="normal" fo:text-transform="none" fo:color="#333333" fo:letter-spacing="0.026cm" fo:font-weight="normal" fo:background-color="transparent" style:font-name-asian="Arial1" style:font-size-asian="12pt" style:language-asian="zh" style:country-asian="TW" style:font-style-asian="normal" style:font-weight-asian="normal" style:font-weight-complex="normal"/>
    </style:style>
    <style:style style:name="T3" style:family="text">
      <style:text-properties fo:font-variant="normal" fo:text-transform="none" fo:color="#333333" fo:letter-spacing="0.026cm" style:font-name-asian="Microsoft Jhenghei" style:font-size-asian="12.75pt" style:font-style-asian="normal" style:font-weight-asian="normal"/>
    </style:style>
    <style:style style:name="T4" style:family="text">
      <style:text-properties fo:font-variant="normal" fo:text-transform="none" fo:color="#333333" style:font-name="Microsoft Jhenghei" fo:font-size="12.75pt" fo:letter-spacing="0.026cm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YahooSans VF" fo:font-size="13.5pt" fo:font-style="normal"/>
    </style:style>
    <style:style style:name="T7" style:family="text">
      <style:text-properties style:font-name="Microsoft Jhenghei" fo:font-size="12.75pt" fo:font-style="normal"/>
    </style:style>
    <style:style style:name="T8" style:family="text">
      <style:text-properties fo:color="#000000" fo:letter-spacing="normal" style:font-name-asian="Helvetica Neue" style:font-size-asian="13.5pt"/>
    </style:style>
    <style:style style:name="T9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前天是中國正式解除出入境限制的第一天。 </text:p>
      <text:p text:style-name="P2">市場是繼續反映對中國重新開放後的經濟樂觀預期</text:p>
      <text:p text:style-name="P2">股匯齊漲</text:p>
      <text:p text:style-name="P2"/>
      <text:p text:style-name="P2">RMB昨天在美元繼續走弱的影響</text:p>
      <text:p text:style-name="P2">RMB <text:s text:c="2"/>升值至6.78</text:p>
      <text:p text:style-name="P2"/>
      <text:p text:style-name="P2">///////////////////////////////////////////////////</text:p>
      <text:p text:style-name="P2">股市~~~</text:p>
      <text:p text:style-name="P2">上證 (+0.58%) <text:s text:c="3"/>，來到近四週新高 </text:p>
      <text:p text:style-name="P2"/>
      <text:p text:style-name="P2">(領漲):</text:p>
      <text:p text:style-name="P2"><text:span text:style-name="T5">有色金屬</text:span>類股全天強勢</text:p>
      <text:p text:style-name="P1"><text:span text:style-name="T1">(反映前一陣子</text:span><text:span text:style-name="T3">自然資源部表示</text:span><text:span text:style-name="T4">,</text:span><text:span text:style-name="T3">將全面啟動新一輪戰略性礦產國內找礦行動。</text:span> <text:span text:style-name="T1">)</text:span></text:p>
      <text:p text:style-name="P1"><text:span text:style-name="T1">，民航類股微幅度上漲， (</text:span><text:span text:style-name="T3">海外華人或掀起回國探親熱潮</text:span> <text:span text:style-name="T1">)</text:span></text:p>
      <text:p text:style-name="P2"/>
      <text:p text:style-name="P2">(領跌):</text:p>
      <text:p text:style-name="P2">國防軍工類股，電力類股</text:p>
      <text:p text:style-name="P2"/>
      <text:p text:style-name="P2">///////////////////////////////////////////////////</text:p>
      <text:p text:style-name="P2">港</text:p>
      <text:p text:style-name="P2">恆生~~~(+1.89%)</text:p>
      <text:p text:style-name="P2"/>
      <text:p text:style-name="P2">螞蟻集團宣布對股東上層結構進行調整，馬雲不再擁有實際控制權。與監管機構在整改中加強公司治理的意圖一致，讓投資人更看好</text:p>
      <text:p text:style-name="P2"/>
      <text:p text:style-name="P2"><text:span text:style-name="T5">阿里概念股</text:span>集體攀高，阿里巴巴上漲7% ，領漲恒生科技指數，除此之外，阿里健康 <text:span text:style-name="T6">(00241-HK) </text:span>升逾 <text:span text:style-name="T6">8%</text:span>，阿里影業 <text:span text:style-name="T6">(01060-HK) </text:span>漲 <text:span text:style-name="T6">5%</text:span>。 </text:p>
      <text:p text:style-name="P2">(領漲):</text:p>
      <text:p text:style-name="P2"><text:span text:style-name="T9">有色金屬</text:span></text:p>
      <text:p text:style-name="P4"/>
      <text:p text:style-name="P1"><text:span text:style-name="T8">(</text:span><text:span text:style-name="T2">領跌):</text:span></text:p>
      <text:p text:style-name="P3"/>
      <text:p text:style-name="P3">///////////////////////////////////////////////////</text:p>
      <text:p text:style-name="P3">~~預測~~ </text:p>
      <text:p text:style-name="P3"/>
      <text:p text:style-name="P3">美銀表示，預計2023年將是中國第一季會較為波動，但自第二季起，股票估值重估將大致完成，預期今年企業獲利將成長約10%</text:p>
      <text:p text:style-name="P3"/>
      <text:p text:style-name="P3">今年第一季將繼續看好成長型產業，包括互聯網（網上零售、影視娛樂）及保健（設備、生物科技、生命科學）；並青睞保險、酒店及餐飲，</text:p>
      <text:p text:style-name="P3"/>
      <text:p text:style-name="P3">將汽車股至倒數10大之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'nimbus sans l', sans-serif"/>
    <style:font-face style:name="Helvetica Neue" svg:font-family="'Helvetica Neue', Helvetica, 'Microsoft JhengHei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, Roboto, Arial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09T18:00:16.31</dc:date>
    <meta:editing-duration>PT21H49M39S</meta:editing-duration>
    <meta:editing-cycles>598</meta:editing-cycles>
    <meta:generator>OpenOffice/4.1.7$Win32 OpenOffice.org_project/417m1$Build-9800</meta:generator>
    <meta:document-statistic meta:table-count="0" meta:image-count="0" meta:object-count="0" meta:page-count="1" meta:paragraph-count="27" meta:word-count="425" meta:character-count="656"/>
  </office:meta>
</office:document-meta>
</file>